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thJax_Main" svg:font-family="MathJax_Main" style:font-pitch="variable"/>
    <style:font-face style:name="MathJax_Math" svg:font-family="MathJax_Math" style:font-pitch="variable"/>
    <style:font-face style:name="나눔고딕" svg:font-family="나눔고딕" style:font-family-generic="roman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b2b2b2" draw:textarea-vertical-align="middle"/>
    </style:style>
    <style:style style:name="gr2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0.511cm" fo:min-width="1.683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716cm" fo:min-width="1.98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761cm" fo:min-width="1.98cm" fo:padding-top="0.142cm" fo:padding-bottom="0.142cm" fo:padding-left="0.267cm" fo:padding-right="0.267cm"/>
    </style:style>
    <style:style style:name="gr5" style:family="graphic" style:parent-style-name="standard">
      <style:graphic-properties draw:stroke="solid" svg:stroke-width="0.035cm" svg:stroke-color="#111111" draw:marker-start-width="0.252cm" draw:marker-end-width="0.252cm" draw:fill="none" draw:textarea-horizontal-align="justify" draw:textarea-vertical-align="middle" draw:auto-grow-height="false" fo:min-height="0.55cm" fo:min-width="0.8cm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0.477cm" fo:min-width="1.649cm" fo:padding-top="0.142cm" fo:padding-bottom="0.142cm" fo:padding-left="0.267cm" fo:padding-right="0.267cm"/>
    </style:style>
    <style:style style:name="gr8" style:family="graphic" style:parent-style-name="objectwithoutfill">
      <style:graphic-properties svg:stroke-width="0.035cm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7cm" fo:min-width="1.41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7cm" fo:min-width="1.13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7cm" fo:min-width="1.01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7cm" fo:min-width="0.79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1.30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1.19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2.19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0.80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0.7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0.73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1.64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6cm" fo:min-width="0.27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6cm" fo:min-width="0.32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0.43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0.569cm"/>
    </style:style>
    <style:style style:name="gr25" style:family="graphic" style:parent-style-name="standard">
      <style:graphic-properties draw:stroke="solid" svg:stroke-width="0.035cm" svg:stroke-color="#000000" draw:marker-start-width="0.252cm" draw:marker-end-width="0.252cm" draw:fill-color="#b2b2b2" draw:textarea-vertical-align="middle" fo:padding-top="0.142cm" fo:padding-bottom="0.142cm" fo:padding-left="0.267cm" fo:padding-right="0.26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0.98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47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1cm" fo:min-width="1.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</style:style>
    <style:style style:name="gr31" style:family="graphic" style:parent-style-name="standard">
      <style:graphic-properties draw:stroke="solid" svg:stroke-width="0.028cm" svg:stroke-color="#000000" draw:marker-start-width="0.242cm" draw:marker-end-width="0.242cm" draw:fill="none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32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1cm" fo:min-width="0.428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9cm" fo:min-width="0.12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6cm" fo:min-width="0.45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6cm" fo:min-width="3.393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6cm" fo:min-width="3.533cm"/>
    </style:style>
    <style:style style:name="gr38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424cm" fo:min-width="2.012cm" fo:padding-top="0.142cm" fo:padding-bottom="0.142cm" fo:padding-left="0.267cm" fo:padding-right="0.267cm"/>
    </style:style>
    <style:style style:name="gr39" style:family="graphic" style:parent-style-name="objectwithoutfill">
      <style:graphic-properties draw:stroke="dash" draw:stroke-dash="Dashed_20__28_var_29_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132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382cm"/>
    </style:style>
    <style:style style:name="gr42" style:family="graphic" style:parent-style-name="objectwithoutfill">
      <style:graphic-properties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43" style:family="graphic" style:parent-style-name="standard">
      <style:graphic-properties draw:stroke="none" draw:fill-color="#b2b2b2" draw:textarea-horizontal-align="justify" draw:textarea-vertical-align="middle" draw:auto-grow-height="false" fo:min-height="0cm" fo:min-width="0cm"/>
    </style:style>
    <style:style style:name="gr44" style:family="graphic">
      <style:graphic-properties style:protect="size"/>
    </style:style>
    <style:style style:name="pr1" style:family="presentation" style:parent-style-name="기본값-notes">
      <style:graphic-properties draw:fill-color="#ffffff" fo:min-height="13.364cm"/>
    </style:style>
    <style:style style:name="P1" style:family="paragraph">
      <loext:graphic-properties draw:fill-color="#b2b2b2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none" draw:fill-color="#ffffff"/>
      <style:text-properties style:font-name="MathJax_Main"/>
    </style:style>
    <style:style style:name="P5" style:family="paragraph">
      <loext:graphic-properties draw:fill="none" draw:fill-color="#ffffff"/>
      <style:text-properties style:font-name="MathJax_Math" fo:font-size="16pt"/>
    </style:style>
    <style:style style:name="P6" style:family="paragraph">
      <loext:graphic-properties draw:fill="none" draw:fill-color="#ffffff"/>
      <style:text-properties style:font-name="MathJax_Math" fo:font-size="16pt" style:font-size-asian="16pt" style:font-size-complex="16pt"/>
    </style:style>
    <style:style style:name="P7" style:family="paragraph">
      <loext:graphic-properties draw:fill="none" draw:fill-color="#ffffff"/>
      <style:text-properties style:font-name="MathJax_Math" fo:font-size="15pt"/>
    </style:style>
    <style:style style:name="P8" style:family="paragraph">
      <loext:graphic-properties draw:fill="none" draw:fill-color="#ffffff"/>
      <style:text-properties style:font-name="MathJax_Main" fo:font-size="16pt"/>
    </style:style>
    <style:style style:name="P9" style:family="paragraph">
      <loext:graphic-properties draw:fill="none" draw:fill-color="#ffffff"/>
      <style:text-properties style:font-name="MathJax_Main" fo:font-size="14pt" style:font-size-asian="15pt" style:font-size-complex="15pt"/>
    </style:style>
    <style:style style:name="P10" style:family="paragraph">
      <loext:graphic-properties draw:fill="none" draw:fill-color="#ffffff"/>
      <style:text-properties style:font-name="MathJax_Main" fo:font-size="10.5pt" style:font-size-asian="15pt" style:font-size-complex="15pt"/>
    </style:style>
    <style:style style:name="P11" style:family="paragraph">
      <loext:graphic-properties draw:fill="none" draw:fill-color="#ffffff"/>
      <style:text-properties style:font-name="MathJax_Math" fo:font-size="13pt"/>
    </style:style>
    <style:style style:name="P12" style:family="paragraph">
      <loext:graphic-properties draw:fill="none" draw:fill-color="#ffffff"/>
      <style:text-properties style:font-name="MathJax_Main" fo:font-size="7pt"/>
    </style:style>
    <style:style style:name="P13" style:family="paragraph">
      <loext:graphic-properties draw:fill="none" draw:fill-color="#ffffff"/>
      <style:text-properties style:font-name="MathJax_Main" fo:font-size="10pt"/>
    </style:style>
    <style:style style:name="P14" style:family="paragraph">
      <loext:graphic-properties draw:fill-color="#ffffff"/>
    </style:style>
    <style:style style:name="T1" style:family="text">
      <style:text-properties style:font-name="MathJax_Main"/>
    </style:style>
    <style:style style:name="T2" style:family="text">
      <style:text-properties style:font-name="MathJax_Math" fo:font-size="16pt"/>
    </style:style>
    <style:style style:name="T3" style:family="text">
      <style:text-properties style:font-name="MathJax_Main" fo:font-size="16pt"/>
    </style:style>
    <style:style style:name="T4" style:family="text">
      <style:text-properties style:font-name="MathJax_Math" fo:font-size="16pt" style:font-size-asian="16pt" style:font-size-complex="16pt"/>
    </style:style>
    <style:style style:name="T5" style:family="text">
      <style:text-properties style:font-name="MathJax_Main" fo:font-size="16pt" style:font-size-asian="16pt" style:font-size-complex="16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16pt" fo:font-style="normal" fo:text-shadow="none" style:text-underline-style="none" fo:font-weight="normal" style:letter-kerning="true" style:font-name-asian="나눔고딕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MathJax_Main" fo:font-size="16pt" fo:font-style="normal" fo:text-shadow="none" style:text-underline-style="none" fo:font-weight="normal" style:letter-kerning="true" style:font-name-asian="나눔고딕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MathJax_Math" fo:font-size="15pt"/>
    </style:style>
    <style:style style:name="T9" style:family="text">
      <style:text-properties style:font-name="MathJax_Main" fo:font-size="15pt"/>
    </style:style>
    <style:style style:name="T10" style:family="text">
      <style:text-properties style:font-name="MathJax_Main" fo:font-size="14pt" style:font-size-asian="15pt" style:font-size-complex="15pt"/>
    </style:style>
    <style:style style:name="T11" style:family="text">
      <style:text-properties style:font-name="MathJax_Main" fo:font-size="10.5pt" style:font-size-asian="15pt" style:font-size-complex="15pt"/>
    </style:style>
    <style:style style:name="T12" style:family="text">
      <style:text-properties style:font-name="MathJax_Math" fo:font-size="13pt"/>
    </style:style>
    <style:style style:name="T13" style:family="text">
      <style:text-properties style:font-name="MathJax_Main" fo:font-size="7pt"/>
    </style:style>
    <style:style style:name="T14" style:family="text">
      <style:text-properties style:font-name="MathJax_Main" fo:font-size="10pt"/>
    </style:style>
    <style:style style:name="T15" style:family="text">
      <style:text-properties style:font-name="MathJax_Math" fo:font-size="14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draw:path draw:style-name="gr1" draw:text-style-name="P1" draw:layer="layout" svg:width="2.98cm" svg:height="2.567cm" svg:x="19.51cm" svg:y="5.774cm" svg:viewBox="0 0 2981 2568" svg:d="M0 430c0-310 1290-430 1497-430s1475 99 1484 430-291 1812-291 1812c0 0 0-216 0 0s-619 285-1125 321-1271-143-1275-337-290-1773-290-1773z">
          <text:p/>
        </draw:path>
        <draw:custom-shape draw:style-name="gr2" draw:text-style-name="P2" draw:layer="layout" svg:width="2.497cm" svg:height="1.075cm" svg:x="2.242cm" svg:y="1.12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2.514cm" svg:height="2cm" svg:x="2.209cm" svg:y="2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514cm" svg:height="1.045cm" svg:x="2.209cm" svg:y="5.6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2.514cm" svg:height="1.045cm" svg:x="2.209cm" svg:y="7.3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2.6cm" svg:height="1.6cm" svg:x="2.148cm" svg:y="9.23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path draw:style-name="gr6" draw:text-style-name="P2" draw:layer="layout" svg:width="2.736cm" svg:height="2.473cm" draw:transform="skewX (0.0427605666738611) rotate (0.636521578202332) translate (1.6614523138122cm 12.0867638687743cm)" svg:viewBox="0 0 2737 2474" svg:d="M0 971c305-31 394-57 723 166 330 223 404 973 721 1200s621 104 621 104l672-965-2061-1476z">
          <text:p/>
        </draw:path>
        <draw:custom-shape draw:style-name="gr7" draw:text-style-name="P2" draw:layer="layout" svg:width="2.497cm" svg:height="1.075cm" svg:x="2.242cm" svg:y="13.676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8" draw:text-style-name="P2" draw:layer="layout" svg:x1="3.469cm" svg:y1="2.188cm" svg:x2="3.469cm" svg:y2="2.641cm">
            <text:p/>
          </draw:line>
          <draw:custom-shape draw:style-name="gr9" draw:text-style-name="P3" draw:layer="layout" svg:width="0.158cm" svg:height="0.147cm" draw:transform="rotate (-3.14159265358979) translate (3.548cm 2.788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8" draw:text-style-name="P2" draw:layer="layout" svg:x1="3.469cm" svg:y1="4.8cm" svg:x2="3.469cm" svg:y2="5.404cm">
            <text:p/>
          </draw:line>
          <draw:custom-shape draw:style-name="gr9" draw:text-style-name="P3" draw:layer="layout" svg:width="0.21cm" svg:height="0.196cm" draw:transform="rotate (-3.14159265358979) translate (3.574cm 5.6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8" draw:text-style-name="P2" draw:layer="layout" svg:x1="3.469cm" svg:y1="6.721cm" svg:x2="3.469cm" svg:y2="7.174cm">
            <text:p/>
          </draw:line>
          <draw:custom-shape draw:style-name="gr9" draw:text-style-name="P3" draw:layer="layout" svg:width="0.158cm" svg:height="0.147cm" draw:transform="rotate (-3.14159265358979) translate (3.548cm 7.321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8" draw:text-style-name="P2" draw:layer="layout" svg:x1="3.469cm" svg:y1="8.366cm" svg:x2="3.469cm" svg:y2="8.97cm">
            <text:p/>
          </draw:line>
          <draw:custom-shape draw:style-name="gr9" draw:text-style-name="P3" draw:layer="layout" svg:width="0.21cm" svg:height="0.196cm" draw:transform="rotate (-3.14159265358979) translate (3.574cm 9.166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6" draw:text-style-name="P2" draw:layer="layout" svg:x1="4.757cm" svg:y1="10.027cm" svg:x2="6.489cm" svg:y2="10.027cm">
          <text:p/>
        </draw:line>
        <draw:line draw:style-name="gr6" draw:text-style-name="P2" draw:layer="layout" svg:x1="6.48cm" svg:y1="5.076cm" svg:x2="6.48cm" svg:y2="10.027cm">
          <text:p/>
        </draw:line>
        <draw:line draw:style-name="gr6" draw:text-style-name="P2" draw:layer="layout" svg:x1="3.68cm" svg:y1="5.076cm" svg:x2="6.47cm" svg:y2="5.076cm">
          <text:p/>
        </draw:line>
        <draw:custom-shape draw:style-name="gr9" draw:text-style-name="P3" draw:layer="layout" svg:width="0.21cm" svg:height="0.196cm" draw:transform="rotate (1.5707963267949) translate (3.496cm 5.17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line draw:style-name="gr8" draw:text-style-name="P2" draw:layer="layout" svg:x1="3.469cm" svg:y1="10.8cm" svg:x2="3.469cm" svg:y2="11.468cm">
            <text:p/>
          </draw:line>
          <draw:custom-shape draw:style-name="gr9" draw:text-style-name="P3" draw:layer="layout" svg:width="0.232cm" svg:height="0.217cm" draw:transform="rotate (-3.14159265358979) translate (3.585cm 11.685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8" draw:text-style-name="P2" draw:layer="layout" svg:x1="3.469cm" svg:y1="12.862cm" svg:x2="3.469cm" svg:y2="13.47cm">
            <text:p/>
          </draw:line>
          <draw:custom-shape draw:style-name="gr9" draw:text-style-name="P3" draw:layer="layout" svg:width="0.212cm" svg:height="0.197cm" draw:transform="rotate (-3.14159265358979) translate (3.575cm 13.667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0" draw:text-style-name="P4" draw:layer="layout" svg:width="1.912cm" svg:height="0.997cm" svg:x="2.554cm" svg:y="1.173cm">
          <draw:text-box>
            <text:p><text:span text:style-name="T1">Start</text:span></text:p>
          </draw:text-box>
        </draw:frame>
        <draw:frame draw:style-name="gr11" draw:text-style-name="P4" draw:layer="layout" svg:width="1.637cm" svg:height="0.997cm" svg:x="2.654cm" svg:y="13.754cm">
          <draw:text-box>
            <text:p><text:span text:style-name="T1">End</text:span></text:p>
          </draw:text-box>
        </draw:frame>
        <draw:frame draw:style-name="gr12" draw:text-style-name="P4" draw:layer="layout" svg:width="1.514cm" svg:height="0.997cm" svg:x="3.375cm" svg:y="10.69cm">
          <draw:text-box>
            <text:p><text:span text:style-name="T1">Yes</text:span></text:p>
          </draw:text-box>
        </draw:frame>
        <draw:frame draw:style-name="gr13" draw:text-style-name="P4" draw:layer="layout" svg:width="1.298cm" svg:height="0.997cm" svg:x="5.302cm" svg:y="9.912cm">
          <draw:text-box>
            <text:p><text:span text:style-name="T1">No</text:span></text:p>
          </draw:text-box>
        </draw:frame>
        <draw:frame draw:style-name="gr14" draw:text-style-name="P5" draw:layer="layout" svg:width="1.802cm" svg:height="0.911cm" svg:x="2.516cm" svg:y="2.988cm">
          <draw:text-box>
            <text:p><text:span text:style-name="T2">N</text:span><text:span text:style-name="T3">←0</text:span></text:p>
          </draw:text-box>
        </draw:frame>
        <draw:frame draw:style-name="gr15" draw:text-style-name="P6" draw:layer="layout" svg:width="1.696cm" svg:height="0.911cm" svg:x="2.635cm" svg:y="3.739cm">
          <draw:text-box>
            <text:p><text:span text:style-name="T4">S</text:span><text:span text:style-name="T5">←2</text:span></text:p>
          </draw:text-box>
        </draw:frame>
        <draw:frame draw:style-name="gr16" draw:text-style-name="P5" draw:layer="layout" svg:width="2.691cm" svg:height="0.911cm" svg:x="2.137cm" svg:y="5.757cm">
          <draw:text-box>
            <text:p><text:span text:style-name="T6">N</text:span><text:span text:style-name="T7">←</text:span><text:span text:style-name="T2">N</text:span><text:span text:style-name="T3">+1</text:span></text:p>
          </draw:text-box>
        </draw:frame>
        <draw:frame draw:style-name="gr17" draw:text-style-name="P6" draw:layer="layout" svg:width="1.302cm" svg:height="0.911cm" svg:x="2.835cm" svg:y="7.4cm">
          <draw:text-box>
            <text:p><text:span text:style-name="T5">(</text:span><text:span text:style-name="T4">α</text:span><text:span text:style-name="T5">)</text:span></text:p>
          </draw:text-box>
        </draw:frame>
        <draw:frame draw:style-name="gr18" draw:text-style-name="P6" draw:layer="layout" svg:width="1.26cm" svg:height="0.911cm" svg:x="2.835cm" svg:y="9.6cm">
          <draw:text-box>
            <text:p><text:span text:style-name="T5">(</text:span><text:span text:style-name="T4">β</text:span><text:span text:style-name="T5">)</text:span></text:p>
          </draw:text-box>
        </draw:frame>
        <draw:frame draw:style-name="gr19" draw:text-style-name="P6" draw:layer="layout" svg:width="1.234cm" svg:height="0.911cm" svg:x="2.835cm" svg:y="11.685cm">
          <draw:text-box>
            <text:p><text:span text:style-name="T5">(</text:span><text:span text:style-name="T4">γ</text:span><text:span text:style-name="T5">)</text:span></text:p>
          </draw:text-box>
        </draw:frame>
        <draw:line draw:style-name="gr8" draw:text-style-name="P2" draw:layer="layout" svg:x1="10.274cm" svg:y1="7cm" svg:x2="10.274cm" svg:y2="2.4cm">
          <text:p/>
        </draw:line>
        <draw:custom-shape draw:style-name="gr9" draw:text-style-name="P3" draw:layer="layout" svg:width="0.142cm" svg:height="0.284cm" svg:x="10.203cm" svg:y="2.15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line draw:style-name="gr8" draw:text-style-name="P2" draw:layer="layout" svg:x1="9.6cm" svg:y1="6.431cm" svg:x2="14.788cm" svg:y2="6.431cm">
            <text:p/>
          </draw:line>
          <draw:custom-shape draw:style-name="gr9" draw:text-style-name="P3" draw:layer="layout" svg:width="0.226cm" svg:height="0.212cm" draw:transform="rotate (-1.5707963267949) translate (15cm 6.31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6" draw:text-style-name="P2" draw:layer="layout" svg:x1="13.938cm" svg:y1="2.717cm" svg:x2="10.259cm" svg:y2="2.717cm">
          <text:p/>
        </draw:line>
        <draw:frame draw:style-name="gr20" draw:text-style-name="P7" draw:layer="layout" svg:width="2.144cm" svg:height="0.911cm" svg:x="11.144cm" svg:y="1.606cm">
          <draw:text-box>
            <text:p><text:span text:style-name="T8">y</text:span><text:span text:style-name="T9">=</text:span><text:span text:style-name="T8">g</text:span><text:span text:style-name="T9">(</text:span><text:span text:style-name="T8">x</text:span><text:span text:style-name="T9">)</text:span></text:p>
          </draw:text-box>
        </draw:frame>
        <draw:frame draw:style-name="gr21" draw:text-style-name="P5" draw:layer="layout" svg:width="0.777cm" svg:height="0.776cm" svg:x="9.661cm" svg:y="1.715cm">
          <draw:text-box>
            <text:p><text:span text:style-name="T2">y</text:span></text:p>
          </draw:text-box>
        </draw:frame>
        <draw:frame draw:style-name="gr22" draw:text-style-name="P5" draw:layer="layout" svg:width="0.824cm" svg:height="0.776cm" svg:x="14.6cm" svg:y="6.283cm">
          <draw:text-box>
            <text:p><text:span text:style-name="T2">x</text:span></text:p>
          </draw:text-box>
        </draw:frame>
        <draw:frame draw:style-name="gr23" draw:text-style-name="P8" draw:layer="layout" svg:width="0.938cm" svg:height="0.911cm" svg:x="9.532cm" svg:y="6.25cm">
          <draw:text-box>
            <text:p><text:span text:style-name="T3">O</text:span></text:p>
          </draw:text-box>
        </draw:frame>
        <draw:line draw:style-name="gr6" draw:text-style-name="P2" draw:layer="layout" svg:x1="13.939cm" svg:y1="2.717cm" svg:x2="13.946cm" svg:y2="6.418cm">
          <text:p/>
        </draw:line>
        <draw:frame draw:style-name="gr24" draw:text-style-name="P8" draw:layer="layout" svg:width="1.069cm" svg:height="0.911cm" svg:x="13.41cm" svg:y="6.256cm">
          <draw:text-box>
            <text:p><text:span text:style-name="T3">15</text:span></text:p>
          </draw:text-box>
        </draw:frame>
        <draw:path draw:style-name="gr25" draw:text-style-name="P1" draw:layer="layout" svg:width="3.671cm" svg:height="3.717cm" svg:x="10.274cm" svg:y="2.717cm" svg:viewBox="0 0 3672 3718" svg:d="M0 3714c0-631 105-1152 526-1831s3146-1883 3146-1883c0 0-1172 2778-1946 3283s-1726 431-1726 431z">
          <text:p/>
        </draw:path>
        <draw:frame draw:style-name="gr26" draw:text-style-name="P9" draw:layer="layout" svg:width="1.488cm" svg:height="0.831cm" svg:x="12.4cm" svg:y="5.356cm">
          <draw:text-box>
            <text:p><text:span text:style-name="T10">Blue</text:span></text:p>
          </draw:text-box>
        </draw:frame>
        <draw:frame draw:style-name="gr26" draw:text-style-name="P9" draw:layer="layout" svg:width="1.488cm" svg:height="0.831cm" svg:x="10.272cm" svg:y="2.986cm">
          <draw:text-box>
            <text:p><text:span text:style-name="T10">Blue</text:span></text:p>
          </draw:text-box>
        </draw:frame>
        <draw:frame draw:style-name="gr27" draw:text-style-name="P9" draw:layer="layout" svg:width="1.979cm" svg:height="0.831cm" svg:x="10.656cm" svg:y="4.635cm">
          <draw:text-box>
            <text:p><text:span text:style-name="T10">Yellow</text:span></text:p>
          </draw:text-box>
        </draw:frame>
        <draw:path draw:style-name="gr6" draw:text-style-name="P2" draw:layer="layout" svg:width="0.858cm" svg:height="0.642cm" draw:transform="rotate (-2.03453030904979) translate (12.5412415211029cm 2.62368287008649cm)" svg:viewBox="0 0 859 643" svg:d="M0 643c250-58 724-204 700-295s-101-72-91-175 250-173 250-173">
          <text:p/>
        </draw:path>
        <draw:custom-shape draw:style-name="gr9" draw:text-style-name="P3" draw:layer="layout" svg:width="0.142cm" svg:height="0.135cm" draw:transform="rotate (-3.14159265358979) translate (12.236cm 3.45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ath draw:style-name="gr6" draw:text-style-name="P2" draw:layer="layout" svg:width="0.999cm" svg:height="0.604cm" draw:transform="rotate (-3.14159265358979) translate (14.2cm 5.20486041509403cm)" svg:viewBox="0 0 1000 605" svg:d="M0 5c557-68 1000 600 1000 600">
          <text:p/>
        </draw:path>
        <draw:custom-shape draw:style-name="gr9" draw:text-style-name="P3" draw:layer="layout" svg:width="0.142cm" svg:height="0.135cm" draw:transform="rotate (0.700575161750524) translate (13.1cm 4.61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8" draw:text-style-name="P7" draw:layer="layout" svg:width="2.2cm" svg:height="1.081cm" svg:x="14.045cm" svg:y="4.719cm">
          <draw:text-box>
            <text:p><text:span text:style-name="T8">y</text:span><text:span text:style-name="T9">=</text:span><text:span text:style-name="T8">f</text:span><text:span text:style-name="T9">(</text:span><text:span text:style-name="T8">x</text:span><text:span text:style-name="T9">)</text:span></text:p>
          </draw:text-box>
        </draw:frame>
        <draw:frame draw:style-name="gr24" draw:text-style-name="P8" draw:layer="layout" svg:width="1.069cm" svg:height="0.911cm" svg:x="9.352cm" svg:y="2.35cm">
          <draw:text-box>
            <text:p><text:span text:style-name="T3">15</text:span></text:p>
          </draw:text-box>
        </draw:frame>
        <draw:frame draw:style-name="gr29" draw:text-style-name="P9" draw:layer="layout" svg:width="3.6cm" svg:height="1cm" svg:x="9.612cm" svg:y="9.912cm">
          <draw:text-box>
            <text:p><text:span text:style-name="T10">(2, <text:s text:c="2"/>4, <text:s text:c="2"/>3, <text:s text:c="2"/>1)</text:span></text:p>
          </draw:text-box>
        </draw:frame>
        <draw:frame draw:style-name="gr30" draw:text-style-name="P10" draw:layer="layout" svg:width="2.8cm" svg:height="0.8cm" svg:x="10.668cm" svg:y="8.192cm">
          <draw:text-box>
            <text:p><text:span text:style-name="T11">4 <text:s text:c="5"/>3 <text:s text:c="6"/>1</text:span></text:p>
          </draw:text-box>
        </draw:frame>
        <draw:frame draw:style-name="gr30" draw:text-style-name="P10" draw:layer="layout" svg:width="2.8cm" svg:height="0.8cm" svg:x="10.668cm" svg:y="8.704cm">
          <draw:text-box>
            <text:p><text:span text:style-name="T11"><text:s text:c="8"/></text:span><text:span text:style-name="T11">3 <text:s text:c="6"/>1</text:span></text:p>
          </draw:text-box>
        </draw:frame>
        <draw:frame draw:style-name="gr30" draw:text-style-name="P10" draw:layer="layout" svg:width="2.8cm" svg:height="0.8cm" svg:x="10.668cm" svg:y="9.216cm">
          <draw:text-box>
            <text:p><text:span text:style-name="T11"><text:s text:c="17"/></text:span><text:span text:style-name="T11">1</text:span></text:p>
          </draw:text-box>
        </draw:frame>
        <draw:custom-shape draw:style-name="gr31" draw:text-style-name="P2" draw:layer="layout" svg:width="0.335cm" svg:height="0.335cm" svg:x="12.423cm" svg:y="8.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335cm" svg:height="0.335cm" svg:x="12.423cm" svg:y="8.8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335cm" svg:height="0.335cm" svg:x="12.423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335cm" svg:height="0.335cm" svg:x="11.585cm" svg:y="8.8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2" draw:layer="layout" svg:x1="10.815cm" svg:y1="8.325cm" svg:x2="11.215cm" svg:y2="8.725cm">
          <text:p/>
        </draw:line>
        <draw:line draw:style-name="gr32" draw:text-style-name="P2" draw:layer="layout" svg:x1="11.215cm" svg:y1="8.325cm" svg:x2="10.815cm" svg:y2="8.725cm">
          <text:p/>
        </draw:line>
        <draw:line draw:style-name="gr32" draw:text-style-name="P2" draw:layer="layout" svg:x1="11.555cm" svg:y1="8.325cm" svg:x2="11.955cm" svg:y2="8.725cm">
          <text:p/>
        </draw:line>
        <draw:line draw:style-name="gr32" draw:text-style-name="P2" draw:layer="layout" svg:x1="11.955cm" svg:y1="8.325cm" svg:x2="11.555cm" svg:y2="8.725cm">
          <text:p/>
        </draw:line>
        <draw:line draw:style-name="gr8" draw:text-style-name="P2" draw:layer="layout" svg:x1="10.098cm" svg:y1="8.695cm" svg:x2="12.885cm" svg:y2="8.695cm">
          <text:p/>
        </draw:line>
        <draw:custom-shape draw:style-name="gr9" draw:text-style-name="P3" draw:layer="layout" svg:width="0.122cm" svg:height="0.115cm" draw:transform="rotate (-1.5707963267949) translate (13cm 8.63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8" draw:text-style-name="P2" draw:layer="layout" svg:x1="10.914cm" svg:y1="9.206cm" svg:x2="12.885cm" svg:y2="9.206cm">
          <text:p/>
        </draw:line>
        <draw:custom-shape draw:style-name="gr9" draw:text-style-name="P3" draw:layer="layout" svg:width="0.122cm" svg:height="0.115cm" draw:transform="rotate (-1.5707963267949) translate (13cm 9.14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8" draw:text-style-name="P2" draw:layer="layout" svg:x1="11.702cm" svg:y1="9.717cm" svg:x2="12.885cm" svg:y2="9.717cm">
          <text:p/>
        </draw:line>
        <draw:custom-shape draw:style-name="gr9" draw:text-style-name="P3" draw:layer="layout" svg:width="0.122cm" svg:height="0.115cm" draw:transform="rotate (-1.5707963267949) translate (13cm 9.65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6" draw:text-style-name="P2" draw:layer="layout" svg:x1="10.098cm" svg:y1="8.683cm" svg:x2="10.098cm" svg:y2="9.988cm">
          <text:p/>
        </draw:line>
        <draw:line draw:style-name="gr6" draw:text-style-name="P2" draw:layer="layout" svg:x1="10.929cm" svg:y1="9.206cm" svg:x2="10.929cm" svg:y2="9.988cm">
          <text:p/>
        </draw:line>
        <draw:line draw:style-name="gr6" draw:text-style-name="P2" draw:layer="layout" svg:x1="11.723cm" svg:y1="9.717cm" svg:x2="11.723cm" svg:y2="9.988cm">
          <text:p/>
        </draw:line>
        <draw:frame draw:style-name="gr33" draw:text-style-name="P11" draw:layer="layout" svg:width="0.928cm" svg:height="0.681cm" svg:x="12.863cm" svg:y="8.346cm">
          <draw:text-box>
            <text:p><text:span text:style-name="T12">s</text:span></text:p>
          </draw:text-box>
        </draw:frame>
        <draw:frame draw:style-name="gr33" draw:text-style-name="P11" draw:layer="layout" svg:width="0.928cm" svg:height="0.681cm" svg:x="12.863cm" svg:y="8.881cm">
          <draw:text-box>
            <text:p><text:span text:style-name="T12">s</text:span></text:p>
          </draw:text-box>
        </draw:frame>
        <draw:frame draw:style-name="gr33" draw:text-style-name="P11" draw:layer="layout" svg:width="0.928cm" svg:height="0.681cm" svg:x="12.863cm" svg:y="9.382cm">
          <draw:text-box>
            <text:p><text:span text:style-name="T12">s</text:span></text:p>
          </draw:text-box>
        </draw:frame>
        <draw:frame draw:style-name="gr34" draw:text-style-name="P12" draw:layer="layout" svg:width="0.625cm" svg:height="0.539cm" svg:x="13.082cm" svg:y="8.521cm">
          <draw:text-box>
            <text:p><text:span text:style-name="T13">1</text:span></text:p>
          </draw:text-box>
        </draw:frame>
        <draw:frame draw:style-name="gr34" draw:text-style-name="P12" draw:layer="layout" svg:width="0.625cm" svg:height="0.539cm" svg:x="13.082cm" svg:y="9.061cm">
          <draw:text-box>
            <text:p><text:span text:style-name="T13">2</text:span></text:p>
          </draw:text-box>
        </draw:frame>
        <draw:frame draw:style-name="gr34" draw:text-style-name="P12" draw:layer="layout" svg:width="0.625cm" svg:height="0.539cm" svg:x="13.082cm" svg:y="9.562cm">
          <draw:text-box>
            <text:p><text:span text:style-name="T13">3</text:span></text:p>
          </draw:text-box>
        </draw:frame>
        <draw:frame draw:style-name="gr35" draw:text-style-name="P13" draw:layer="layout" svg:width="0.955cm" svg:height="0.666cm" svg:x="13.245cm" svg:y="8.343cm">
          <draw:text-box>
            <text:p><text:span text:style-name="T14">=1</text:span></text:p>
          </draw:text-box>
        </draw:frame>
        <draw:frame draw:style-name="gr35" draw:text-style-name="P13" draw:layer="layout" svg:width="0.955cm" svg:height="0.666cm" svg:x="13.245cm" svg:y="8.881cm">
          <draw:text-box>
            <text:p><text:span text:style-name="T14">=2</text:span></text:p>
          </draw:text-box>
        </draw:frame>
        <draw:frame draw:style-name="gr35" draw:text-style-name="P13" draw:layer="layout" svg:width="0.955cm" svg:height="0.666cm" svg:x="13.245cm" svg:y="9.382cm">
          <draw:text-box>
            <text:p><text:span text:style-name="T14">=1</text:span></text:p>
          </draw:text-box>
        </draw:frame>
        <draw:frame draw:style-name="gr36" draw:text-style-name="P13" draw:layer="layout" svg:width="3.893cm" svg:height="0.666cm" svg:x="13.9cm" svg:y="8.343cm">
          <draw:text-box>
            <text:p><text:span text:style-name="T14">(1 </text:span><text:span text:style-name="T14">num</text:span><text:span text:style-name="T14">ber </text:span><text:span text:style-name="T14">less </text:span><text:span text:style-name="T14">than </text:span><text:span text:style-name="T14">2)</text:span></text:p>
          </draw:text-box>
        </draw:frame>
        <draw:frame draw:style-name="gr37" draw:text-style-name="P13" draw:layer="layout" svg:width="4.033cm" svg:height="0.666cm" svg:x="13.9cm" svg:y="8.881cm">
          <draw:text-box>
            <text:p><text:span text:style-name="T14">(2 numbers </text:span><text:span text:style-name="T14">less than 4)</text:span></text:p>
          </draw:text-box>
        </draw:frame>
        <draw:frame draw:style-name="gr36" draw:text-style-name="P13" draw:layer="layout" svg:width="3.893cm" svg:height="0.666cm" svg:x="13.9cm" svg:y="9.382cm">
          <draw:text-box>
            <text:p><text:span text:style-name="T14">(1 number less than 3)</text:span></text:p>
          </draw:text-box>
        </draw:frame>
        <draw:custom-shape draw:style-name="gr38" draw:text-style-name="P2" draw:layer="layout" svg:width="3.6cm" svg:height="1cm" svg:x="19.2cm" svg:y="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19.2cm" svg:y1="4.4cm" svg:x2="19.8cm" svg:y2="8cm">
          <text:p/>
        </draw:line>
        <draw:line draw:style-name="gr6" draw:text-style-name="P2" draw:layer="layout" svg:x1="22.2cm" svg:y1="8cm" svg:x2="22.8cm" svg:y2="4.4cm">
          <text:p/>
        </draw:line>
        <draw:path draw:style-name="gr39" draw:text-style-name="P2" draw:layer="layout" svg:width="0.364cm" svg:height="2.399cm" draw:transform="rotate (1.5707963267949) translate (19.8cm 8cm)" svg:viewBox="0 0 365 2400" svg:d="M0 0c316 22 365 1005 365 1204s-49 1198-365 1196">
          <text:p/>
        </draw:path>
        <draw:path draw:style-name="gr6" draw:text-style-name="P2" draw:layer="layout" svg:width="0.364cm" svg:height="2.399cm" draw:transform="rotate (1.5707963267949) translate (19.8cm 8.346cm)" svg:viewBox="0 0 365 2400" svg:d="M365 0c-316 22-365 1005-365 1204s49 1198 365 1196">
          <text:p/>
        </draw:path>
        <draw:g>
          <draw:path draw:style-name="gr39" draw:text-style-name="P2" draw:layer="layout" svg:width="0.452cm" svg:height="2.98cm" draw:transform="rotate (1.5707963267949) translate (19.51cm 6.2273759688061cm)" svg:viewBox="0 0 453 2981" svg:d="M0 0c393 27 453 1248 453 1495 0 248-60 1489-453 1486">
            <text:p/>
          </draw:path>
          <draw:path draw:style-name="gr6" draw:text-style-name="P2" draw:layer="layout" svg:width="0.452cm" svg:height="2.98cm" draw:transform="rotate (1.5707963267949) translate (19.51cm 6.65715154471545cm)" svg:viewBox="0 0 453 2981" svg:d="M453 0c-392 27-453 1248-453 1495 0 248 61 1489 453 1486">
            <text:p/>
          </draw:path>
        </draw:g>
        <draw:line draw:style-name="gr39" draw:text-style-name="P2" draw:layer="layout" svg:x1="21.001cm" svg:y1="4.387cm" svg:x2="21.007cm" svg:y2="8.028cm">
          <text:p/>
        </draw:line>
        <draw:line draw:style-name="gr39" draw:text-style-name="P2" draw:layer="layout" svg:x1="21.001cm" svg:y1="4.388cm" svg:x2="22.8cm" svg:y2="4.4cm">
          <text:p/>
        </draw:line>
        <draw:line draw:style-name="gr39" draw:text-style-name="P2" draw:layer="layout" svg:x1="21.001cm" svg:y1="8.009cm" svg:x2="22.2cm" svg:y2="8.016cm">
          <text:p/>
        </draw:line>
        <draw:line draw:style-name="gr32" draw:text-style-name="P2" draw:layer="layout" svg:x1="21cm" svg:y1="3.6cm" svg:x2="21cm" svg:y2="4.263cm">
          <text:p/>
        </draw:line>
        <draw:line draw:style-name="gr32" draw:text-style-name="P2" draw:layer="layout" svg:x1="22.8cm" svg:y1="3.6cm" svg:x2="22.8cm" svg:y2="4.269cm">
          <text:p/>
        </draw:line>
        <draw:g>
          <draw:line draw:style-name="gr8" draw:text-style-name="P2" draw:layer="layout" svg:x1="22.4cm" svg:y1="3.75cm" svg:x2="22.696cm" svg:y2="3.75cm">
            <text:p/>
          </draw:line>
          <draw:custom-shape draw:style-name="gr9" draw:text-style-name="P3" draw:layer="layout" svg:width="0.1cm" svg:height="0.093cm" draw:transform="rotate (-1.5707963267949) translate (22.789cm 3.7cm)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40" draw:text-style-name="P9" draw:layer="layout" svg:width="1.632cm" svg:height="0.831cm" svg:x="21.102cm" svg:y="3.088cm">
          <draw:text-box>
            <text:p><text:span text:style-name="T10">50cm</text:span></text:p>
          </draw:text-box>
        </draw:frame>
        <draw:g>
          <draw:line draw:style-name="gr8" draw:text-style-name="P2" draw:layer="layout" svg:x1="21.408cm" svg:y1="3.75cm" svg:x2="21.087cm" svg:y2="3.75cm">
            <text:p/>
          </draw:line>
          <draw:custom-shape draw:style-name="gr9" draw:text-style-name="P3" draw:layer="layout" svg:width="0.1cm" svg:height="0.093cm" draw:transform="rotate (-1.5707963267949) translate (21.109cm 3.7cm)">
            <text:p/>
            <draw:enhanced-geometry svg:viewBox="0 0 21600 21600" draw:mirror-vertical="tru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6" draw:text-style-name="P2" draw:layer="layout" svg:x1="21.4cm" svg:y1="3.75cm" svg:x2="22.4cm" svg:y2="3.75cm">
          <text:p/>
        </draw:line>
        <draw:line draw:style-name="gr32" draw:text-style-name="P2" draw:layer="layout" svg:x1="22.863cm" svg:y1="4.4cm" svg:x2="23.2cm" svg:y2="4.4cm">
          <text:p/>
        </draw:line>
        <draw:g>
          <draw:line draw:style-name="gr8" draw:text-style-name="P2" draw:layer="layout" svg:x1="22.995cm" svg:y1="4.819cm" svg:x2="22.995cm" svg:y2="4.507cm">
            <text:p/>
          </draw:line>
          <draw:custom-shape draw:style-name="gr9" draw:text-style-name="P3" draw:layer="layout" svg:width="0.1cm" svg:height="0.093cm" draw:transform="rotate (-3.14159265358979) translate (23.045cm 4.52cm)">
            <text:p/>
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41" draw:text-style-name="P9" draw:layer="layout" svg:width="1.882cm" svg:height="0.831cm" svg:x="22.837cm" svg:y="5.793cm">
          <draw:text-box>
            <text:p><text:span text:style-name="T10">100cm</text:span></text:p>
          </draw:text-box>
        </draw:frame>
        <draw:g>
          <draw:line draw:style-name="gr8" draw:text-style-name="P2" draw:layer="layout" svg:x1="22.995cm" svg:y1="7.6cm" svg:x2="22.995cm" svg:y2="7.921cm">
            <text:p/>
          </draw:line>
          <draw:custom-shape draw:style-name="gr9" draw:text-style-name="P3" draw:layer="layout" svg:width="0.1cm" svg:height="0.093cm" svg:x="22.945cm" svg:y="7.893cm">
            <text:p/>
            <draw:enhanced-geometry svg:viewBox="0 0 21600 21600" draw:mirror-vertical="tru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6" draw:text-style-name="P2" draw:layer="layout" svg:x1="22.995cm" svg:y1="7.6cm" svg:x2="22.995cm" svg:y2="4.819cm">
          <text:p/>
        </draw:line>
        <draw:line draw:style-name="gr32" draw:text-style-name="P2" draw:layer="layout" svg:x1="22.279cm" svg:y1="8.009cm" svg:x2="23.2cm" svg:y2="8.009cm">
          <text:p/>
        </draw:line>
        <draw:line draw:style-name="gr32" draw:text-style-name="P2" draw:layer="layout" svg:x1="21cm" svg:y1="8.093cm" svg:x2="21cm" svg:y2="8.6cm">
          <text:p/>
        </draw:line>
        <draw:line draw:style-name="gr32" draw:text-style-name="P2" draw:layer="layout" svg:x1="22.208cm" svg:y1="8.094cm" svg:x2="22.208cm" svg:y2="8.6cm">
          <text:p/>
        </draw:line>
        <draw:g>
          <draw:line draw:style-name="gr8" draw:text-style-name="P2" draw:layer="layout" svg:x1="21.811cm" svg:y1="8.462cm" svg:x2="22.107cm" svg:y2="8.462cm">
            <text:p/>
          </draw:line>
          <draw:custom-shape draw:style-name="gr9" draw:text-style-name="P3" draw:layer="layout" svg:width="0.1cm" svg:height="0.093cm" draw:transform="rotate (-1.5707963267949) translate (22.2cm 8.412cm)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40" draw:text-style-name="P9" draw:layer="layout" svg:width="1.632cm" svg:height="0.831cm" svg:x="20.828cm" svg:y="8.342cm">
          <draw:text-box>
            <text:p><text:span text:style-name="T10">30cm</text:span></text:p>
          </draw:text-box>
        </draw:frame>
        <draw:g>
          <draw:line draw:style-name="gr8" draw:text-style-name="P2" draw:layer="layout" svg:x1="21.408cm" svg:y1="8.462cm" svg:x2="21.087cm" svg:y2="8.462cm">
            <text:p/>
          </draw:line>
          <draw:custom-shape draw:style-name="gr9" draw:text-style-name="P3" draw:layer="layout" svg:width="0.1cm" svg:height="0.093cm" draw:transform="rotate (-1.5707963267949) translate (21.109cm 8.412cm)">
            <text:p/>
            <draw:enhanced-geometry svg:viewBox="0 0 21600 21600" draw:mirror-vertical="tru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6" draw:text-style-name="P2" draw:layer="layout" svg:x1="21.4cm" svg:y1="8.462cm" svg:x2="21.894cm" svg:y2="8.462cm">
          <text:p/>
        </draw:line>
        <draw:line draw:style-name="gr32" draw:text-style-name="P2" draw:layer="layout" svg:x1="19.151cm" svg:y1="6.211cm" svg:x2="19.412cm" svg:y2="6.211cm">
          <text:p/>
        </draw:line>
        <draw:g>
          <draw:line draw:style-name="gr8" draw:text-style-name="P2" draw:layer="layout" svg:x1="19.313cm" svg:y1="6.61cm" svg:x2="19.313cm" svg:y2="6.298cm">
            <text:p/>
          </draw:line>
          <draw:custom-shape draw:style-name="gr9" draw:text-style-name="P3" draw:layer="layout" svg:width="0.1cm" svg:height="0.093cm" draw:transform="rotate (-3.14159265358979) translate (19.363cm 6.311cm)">
            <text:p/>
  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8" draw:text-style-name="P2" draw:layer="layout" svg:x1="19.313cm" svg:y1="7.6cm" svg:x2="19.313cm" svg:y2="7.921cm">
            <text:p/>
          </draw:line>
          <draw:custom-shape draw:style-name="gr9" draw:text-style-name="P3" draw:layer="layout" svg:width="0.1cm" svg:height="0.093cm" svg:x="19.263cm" svg:y="7.893cm">
            <text:p/>
            <draw:enhanced-geometry svg:viewBox="0 0 21600 21600" draw:mirror-vertical="tru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6" draw:text-style-name="P2" draw:layer="layout" svg:x1="19.313cm" svg:y1="7.6cm" svg:x2="19.313cm" svg:y2="6.4cm">
          <text:p/>
        </draw:line>
        <draw:line draw:style-name="gr32" draw:text-style-name="P2" draw:layer="layout" svg:x1="19.116cm" svg:y1="8cm" svg:x2="19.673cm" svg:y2="8cm">
          <text:p/>
        </draw:line>
        <draw:frame draw:style-name="gr26" draw:text-style-name="P9" draw:layer="layout" svg:width="1.488cm" svg:height="0.831cm" svg:x="18.063cm" svg:y="6.7cm">
          <draw:text-box>
            <text:p><text:span text:style-name="T15">h</text:span><text:span text:style-name="T10">cm</text:span></text:p>
          </draw:text-box>
        </draw:frame>
        <draw:polyline draw:style-name="gr42" draw:text-style-name="P2" draw:layer="layout" svg:width="0.192cm" svg:height="0.208cm" svg:x="21.007cm" svg:y="7.8cm" svg:viewBox="0 0 193 209" draw:points="0,0 193,0 193,209">
          <text:p/>
        </draw:polyline>
        <draw:custom-shape draw:style-name="gr9" draw:text-style-name="P3" draw:layer="layout" svg:width="0.196cm" svg:height="0.126cm" svg:x="20.224cm" svg:y="8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43" draw:text-style-name="P1" draw:layer="layout" svg:width="0.097cm" svg:height="0.096cm" svg:x="20.264cm" svg:y="8.342cm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custom-shape draw:style-name="gr43" draw:text-style-name="P1" draw:layer="layout" svg:width="0.117cm" svg:height="0.149cm" svg:x="20.255cm" svg:y="8.406cm">
            <text:p/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</draw:g>
        <draw:g>
          <draw:custom-shape draw:style-name="gr43" draw:text-style-name="P1" draw:layer="layout" svg:width="0.097cm" svg:height="0.096cm" svg:x="20.264cm" svg:y="8.6cm">
            <text:p/>
            <draw:enhanced-geometry svg:viewBox="0 0 21600 21600" draw:glue-points="10800 0 5400 10800 10800 21600 16200 10800" draw:text-areas="5400 10800 16200 21600" draw:type="flowchart-extract" draw:enhanced-path="M 10800 0 L 21600 21600 0 21600 10800 0 Z N"/>
          </draw:custom-shape>
          <draw:custom-shape draw:style-name="gr43" draw:text-style-name="P1" draw:layer="layout" svg:width="0.117cm" svg:height="0.149cm" svg:x="20.255cm" svg:y="8.664cm">
            <text:p/>
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</draw:custom-shape>
        </draw:g>
        <presentation:notes draw:style-name="dp2">
          <draw:page-thumbnail draw:style-name="gr44" draw:layer="layout" svg:width="19.798cm" svg:height="11.136cm" svg:x="0.6cm" svg:y="2.257cm" draw:page-number="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thJax_Main" svg:font-family="MathJax_Main" style:font-pitch="variable"/>
    <style:font-face style:name="MathJax_Math" svg:font-family="MathJax_Math" style:font-pitch="variable"/>
    <style:font-face style:name="나눔고딕" svg:font-family="나눔고딕" style:font-family-generic="roman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나눔고딕" fo:font-size="24pt" fo:language="en" fo:country="US" style:font-name-asian="나눔고딕1" style:font-size-asian="24pt" style:language-asian="ko" style:country-asian="KR" style:font-name-complex="나눔고딕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18pt" fo:font-style="normal" fo:text-shadow="none" style:text-underline-style="none" fo:font-weight="normal" style:letter-kerning="true" style:font-name-asian="나눔고딕1" style:font-family-asian="나눔고딕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20pt" fo:font-style="normal" fo:text-shadow="none" style:text-underline-style="none" fo:font-weight="normal" style:letter-kerning="true" fo:background-color="transparent" style:font-name-asian="나눔고딕1" style:font-family-asian="나눔고딕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 style:shrink-to-fit="tru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32pt" fo:font-style="normal" fo:text-shadow="none" style:text-underline-style="none" fo:font-weight="normal" style:letter-kerning="true" fo:background-color="transparent" style:font-name-asian="나눔고딕1" style:font-family-asian="나눔고딕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32pt" fo:font-style="normal" fo:text-shadow="none" style:text-underline-style="none" fo:font-weight="normal" style:letter-kerning="true" fo:background-color="transparent" style:font-name-asian="나눔고딕1" style:font-family-asian="나눔고딕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44pt" fo:font-style="normal" fo:text-shadow="none" style:text-underline-style="none" fo:font-weight="normal" style:letter-kerning="true" fo:background-color="transparent" style:font-name-asian="나눔고딕1" style:font-family-asian="나눔고딕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086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숫자&gt;</text:page-number></text:span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2.629cm" svg:x="1.4cm" svg:y="0.628cm" presentation:class="title" presentation:placeholder="true">
        <draw:text-box/>
      </draw:frame>
      <draw:frame presentation:style-name="기본값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숫자&gt;</text:page-number></text:span></text:p>
        </draw:text-box>
      </draw:frame>
      <presentation:notes style:page-layout-name="PM0">
        <draw:page-thumbnail presentation:style-name="기본값-title" draw:layer="backgroundobjects" svg:width="19.798cm" svg:height="11.136cm" svg:x="0.6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4-02-21T19:18:50.689428509</meta:creation-date>
    <dc:date>2024-02-22T20:35:05.558842228</dc:date>
    <meta:editing-duration>PT18M32S</meta:editing-duration>
    <meta:editing-cycles>3</meta:editing-cycles>
    <meta:generator>LibreOffice/6.0.7.3$Linux_X86_64 LibreOffice_project/00m0$Build-3</meta:generator>
    <meta:document-statistic meta:object-count="177"/>
  </office:meta>
</office:document-meta>
</file>